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2.9862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19.6319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1.4618in"/>
    </style:style>
    <style:style style:name="co7" style:family="table-column">
      <style:table-column-properties fo:break-before="auto" style:column-width="3.99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-v1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MOUSER 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0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2</text:p>
          </table:table-cell>
          <table:table-cell table:number-columns-repeated="2"/>
          <table:table-cell table:formula="of:=[.F2]*[.A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3</text:p>
          </table:table-cell>
          <table:table-cell table:number-columns-repeated="2"/>
          <table:table-cell table:formula="of:=[.F3]*[.A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02N150F500CT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402N150F500CT</text:p>
          </table:table-cell>
          <table:table-cell office:value-type="string" calcext:value-type="string">
            <text:p>Multilayer Ceramic Capacitors MLCC - SMD/SMT 0402 MLCC NPO 15 pF +/- 1% 50 V T&amp;R GP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4]*[.A4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Walsin/0402N150F500CT?qs=ZrPdAQfJ6DMIGRPPEte55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055C103KAT4A</text:p>
          </table:table-cell>
          <table:table-cell office:value-type="string" calcext:value-type="string">
            <text:p>C7, C13</text:p>
          </table:table-cell>
          <table:table-cell office:value-type="string" calcext:value-type="string">
            <text:p>08055C103KAT4A</text:p>
          </table:table-cell>
          <table:table-cell office:value-type="string" calcext:value-type="string">
            <text:p>Multilayer Ceramic Capacitors MLCC - SMD/SMT 50V .01uF X7R 0805 10%TOL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5]*[.A5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KYOCERA-AVX/08055C103KAT4A?qs=rjW0lv%2FNY4MU4YjuQDXlLw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PWR, TX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Wurth Elektronik WL-SMCW 520 nm Green LED, 1608 (0603) Clear SMD package</text:p>
          </table:table-cell>
          <table:table-cell office:value-type="float" office:value="0.15" calcext:value-type="float">
            <text:p>0.15</text:p>
          </table:table-cell>
          <table:table-cell table:formula="of:=[.F6]*[.A6]" office:value-type="float" office:value="0.3" calcext:value-type="float">
            <text:p>0.3</text:p>
          </table:table-cell>
          <table:table-cell office:value-type="string" calcext:value-type="string">
            <text:p>https://www.mouser.com/ProductDetail/Wurth-Elektronik/150060GS75000?qs=LlUlMxKIyB0UYkq5lDO8n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WURTH ELEKTRONIK - 150060RS75000 - LED, 0603, RED, 250MCD, 625NM</text:p>
          </table:table-cell>
          <table:table-cell table:style-name="ce1" office:value-type="currency" office:currency="USD" office:value="0.15" calcext:value-type="currency">
            <text:p>$0.15</text:p>
          </table:table-cell>
          <table:table-cell table:style-name="ce1" table:formula="of:=[.F7]*[.A7]" office:value-type="currency" office:currency="USD" office:value="0.15" calcext:value-type="currency">
            <text:p>$0.15</text:p>
          </table:table-cell>
          <table:table-cell office:value-type="string" calcext:value-type="string">
            <text:p>https://www.mouser.com/ProductDetail/Wurth-Elektronik/150060RS75000?qs=LlUlMxKIyB3QnmZ3fw%2FVCA%3D%3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3L4R20J</text:p>
          </table:table-cell>
          <table:table-cell office:value-type="string" calcext:value-type="string">
            <text:p>R10, R11, R15, R16</text:p>
          </table:table-cell>
          <table:table-cell office:value-type="string" calcext:value-type="string">
            <text:p>73L4R20J</text:p>
          </table:table-cell>
          <table:table-cell office:value-type="string" calcext:value-type="string">
            <text:p>Current Sense Resistors - SMD 0.2ohms 5%</text:p>
          </table:table-cell>
          <table:table-cell table:style-name="ce1" office:value-type="currency" office:currency="USD" office:value="0.21" calcext:value-type="currency">
            <text:p>$0.21</text:p>
          </table:table-cell>
          <table:table-cell table:style-name="ce1" table:formula="of:=[.F8]*[.A8]" office:value-type="currency" office:currency="USD" office:value="0.84" calcext:value-type="currency">
            <text:p>$0.84</text:p>
          </table:table-cell>
          <table:table-cell office:value-type="string" calcext:value-type="string">
            <text:p>https://www.mouser.com/ProductDetail/CTS-Electronic-Components/73L4R20J?qs=hbgUSdfWRJU6l%2FyD8DKba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020472001" calcext:value-type="float">
            <text:p>860020472001</text:p>
          </table:table-cell>
          <table:table-cell office:value-type="string" calcext:value-type="string">
            <text:p>C5</text:p>
          </table:table-cell>
          <table:table-cell office:value-type="float" office:value="860020472001" calcext:value-type="float">
            <text:p>860020472001</text:p>
          </table:table-cell>
          <table:table-cell office:value-type="string" calcext:value-type="string">
            <text:p>Wurth Elektronik 4.7uF 25 V dc Aluminium Electrolytic Capacitor, WCAP-ATG5 Series 2000h 5 (Dia.) x 11mm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9]*[.A9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Wurth-Elektronik/860020472001?qs=0KOYDY2FL2%2F%252BlYkeK95R6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microcontroller</text:p>
          </table:table-cell>
          <table:table-cell table:style-name="ce1" office:value-type="currency" office:currency="USD" office:value="2.97" calcext:value-type="currency">
            <text:p>$2.97</text:p>
          </table:table-cell>
          <table:table-cell table:style-name="ce1" table:formula="of:=[.F10]*[.A10]" office:value-type="currency" office:currency="USD" office:value="2.97" calcext:value-type="currency">
            <text:p>$2.97</text:p>
          </table:table-cell>
          <table:table-cell office:value-type="string" calcext:value-type="string">
            <text:p>https://www.mouser.com/ProductDetail/Microchip-Technology/ATMEGA328P-PU?qs=K8BHR703ZXguOQv3sKbWcg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0402C474K9PACTU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C0402C474K9PACTU</text:p>
          </table:table-cell>
          <table:table-cell office:value-type="string" calcext:value-type="string">
            <text:p>SMD Comm X5R, Ceramic, 0.47 uF, 10%, 6.3 VDC, 15.75 VDC, 85C, -55C, X5R, SMD, MLCC, Temperature Stable, Class II, 10 % , 1.0638 GOhms, 1.21 mg, 0402, 1mm, 0.5mm, 0.5mm, 0.3mm, 0.3mm, 10000, 78 <text:s/>Weeks, 70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11]*[.A11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KEMET/C0402C474K9PACTU?qs=KHg1sw%2FVM5RivoKJ3oVJk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EEPROM Serial-I2C 32K 4Kx8 1.8V/5V SOIC8 CAT24C32WI-GT3, EEPROM Memory 32kbit,, 4096 x, 8bit, Serial-I2C 1.7 <text:s/>5.5 V, 8-Pin SOIC</text:p>
          </table:table-cell>
          <table:table-cell table:style-name="ce1" office:value-type="currency" office:currency="USD" office:value="0.37" calcext:value-type="currency">
            <text:p>$0.37</text:p>
          </table:table-cell>
          <table:table-cell table:style-name="ce1" table:formula="of:=[.F12]*[.A12]" office:value-type="currency" office:currency="USD" office:value="0.37" calcext:value-type="currency">
            <text:p>$0.37</text:p>
          </table:table-cell>
          <table:table-cell office:value-type="string" calcext:value-type="string">
            <text:p>https://www.mouser.com/ProductDetail/onsemi/CAT24C32WI-GT3?qs=rZgeL6XvLwaTa79VuYkKQA%3D%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0402MRX5R6BB104</text:p>
          </table:table-cell>
          <table:table-cell office:value-type="string" calcext:value-type="string">
            <text:p>C1, C2, C6</text:p>
          </table:table-cell>
          <table:table-cell office:value-type="string" calcext:value-type="string">
            <text:p>CC0402MRX5R6BB104</text:p>
          </table:table-cell>
          <table:table-cell office:value-type="string" calcext:value-type="string">
            <text:p><text:s/>0.1 µF ±20% 10V Ceramic Capacitor X5R 0402 (1005 Metric) </text:p>
          </table:table-cell>
          <table:table-cell table:style-name="ce1" office:value-type="string" calcext:value-type="string">
            <text:p>0.12 for 10</text:p>
          </table:table-cell>
          <table:table-cell table:style-name="ce1" office:value-type="currency" office:currency="USD" office:value="0.12" calcext:value-type="currency">
            <text:p>$0.12</text:p>
          </table:table-cell>
          <table:table-cell office:value-type="string" calcext:value-type="string">
            <text:p>https://www.mouser.com/ProductDetail/YAGEO/CC0402MRX5R6BB104?qs=57cj7OiSijkr3nExJ5eVHg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7V-T1A-32.768KHZ-12.5PF-20PPM-TA-QC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C7V-T1A-32.768KHZ-12.5PF-20PPM-TA-QC</text:p>
          </table:table-cell>
          <table:table-cell office:value-type="string" calcext:value-type="string">
            <text:p><text:s/>LOW FREQUENCY CRYSTAL </text:p>
          </table:table-cell>
          <table:table-cell table:style-name="ce1" office:value-type="currency" office:currency="USD" office:value="0.71" calcext:value-type="currency">
            <text:p>$0.71</text:p>
          </table:table-cell>
          <table:table-cell table:style-name="ce1" table:formula="of:=[.F14]*[.A14]" office:value-type="currency" office:currency="USD" office:value="0.71" calcext:value-type="currency">
            <text:p>$0.71</text:p>
          </table:table-cell>
          <table:table-cell office:value-type="string" calcext:value-type="string">
            <text:p>https://www.mouser.com/ProductDetail/Micro-Crystal/CC7V-T1A-32.768kHz-12.5pF-20PPM-TA-QC?qs=7bTaA%2FLYtSZ%2FIVsFMfufBA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C8, C9, C11, C14, C15, C17, C19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Ceramic cap 0603 X7R 25V 100nF (Reel) Samsung Electro-Mechanics 100nF Multilayer Ceramic Capacitor (MLCC) 25 V +/-10% X7R dielectric CL max op. temp. +125C</text:p>
          </table:table-cell>
          <table:table-cell office:value-type="string" calcext:value-type="string">
            <text:p>$0.14 for 10</text:p>
          </table:table-cell>
          <table:table-cell table:style-name="ce1" office:value-type="currency" office:currency="USD" office:value="0.14" calcext:value-type="currency">
            <text:p>$0.14</text:p>
          </table:table-cell>
          <table:table-cell office:value-type="string" calcext:value-type="string">
            <text:p>https://www.mouser.com/ProductDetail/Samsung-Electro-Mechanics/CL10B104KA8NNNC?qs=349EhDEZ59rmu3pGeZXx0A%3D%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CW1206360RJNEA</text:p>
          </table:table-cell>
          <table:table-cell office:value-type="string" calcext:value-type="string">
            <text:p>R4, R5, R6</text:p>
          </table:table-cell>
          <table:table-cell office:value-type="string" calcext:value-type="string">
            <text:p>CRCW1206360RJNEA</text:p>
          </table:table-cell>
          <table:table-cell office:value-type="string" calcext:value-type="string">
            <text:p>Thick Film Resistors - SMD 1/4watt 360ohms 5%</text:p>
          </table:table-cell>
          <table:table-cell office:value-type="float" office:value="0.1" calcext:value-type="float">
            <text:p>0.1</text:p>
          </table:table-cell>
          <table:table-cell table:formula="of:=[.F16]*[.A16]" office:value-type="float" office:value="0.3" calcext:value-type="float">
            <text:p>0.3</text:p>
          </table:table-cell>
          <table:table-cell office:value-type="string" calcext:value-type="string">
            <text:p>https://www.mouser.com/ProductDetail/Vishay-Dale/CRCW1206360RJNEA?qs=f6iYHOF0qgQa5fU%252BdQhP8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CW12063K90FKEA</text:p>
          </table:table-cell>
          <table:table-cell office:value-type="string" calcext:value-type="string">
            <text:p>R22, R23</text:p>
          </table:table-cell>
          <table:table-cell office:value-type="string" calcext:value-type="string">
            <text:p>CRCW12063K90FKEA</text:p>
          </table:table-cell>
          <table:table-cell office:value-type="string" calcext:value-type="string">
            <text:p>CRCW1206 Resistor T/R 0.25W,1%,3K9 Vishay CRCW Series Thick Film Surface Mount Resistor 1206 Case 3.9k +/-1% 0.25W +/-100ppm/C</text:p>
          </table:table-cell>
          <table:table-cell office:value-type="float" office:value="0.1" calcext:value-type="float">
            <text:p>0.1</text:p>
          </table:table-cell>
          <table:table-cell table:formula="of:=[.F17]*[.A17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Vishay-Dale/CRCW12063K90FKEA?qs=cIcnZvs8mCNkQ0vWXL23Cw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GCQ1206F1K0</text:p>
          </table:table-cell>
          <table:table-cell office:value-type="string" calcext:value-type="string">
            <text:p>R3, R21</text:p>
          </table:table-cell>
          <table:table-cell office:value-type="string" calcext:value-type="string">
            <text:p>CRGCQ1206F1K0</text:p>
          </table:table-cell>
          <table:table-cell office:value-type="string" calcext:value-type="string">
            <text:p>SMD AEC-Q200 Compliant Thick Film Chip Resistor,</text:p>
          </table:table-cell>
          <table:table-cell office:value-type="float" office:value="0.1" calcext:value-type="float">
            <text:p>0.1</text:p>
          </table:table-cell>
          <table:table-cell table:formula="of:=[.F18]*[.A18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TE-Connectivity-Holsworthy/CRGCQ1206F1K0?qs=wUXugUrL1qxm2LgdVtGvl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IC4, IC5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2.5A Bipolar Stepper Motor Driver with On-Chip 1/32 Microstepping Indexer (Step/Dir Ctrl)</text:p>
          </table:table-cell>
          <table:table-cell office:value-type="float" office:value="5.57" calcext:value-type="float">
            <text:p>5.57</text:p>
          </table:table-cell>
          <table:table-cell table:formula="of:=[.F19]*[.A19]" office:value-type="float" office:value="11.14" calcext:value-type="float">
            <text:p>11.14</text:p>
          </table:table-cell>
          <table:table-cell office:value-type="string" calcext:value-type="string">
            <text:p>https://www.mouser.com/ProductDetail/Texas-Instruments/DRV8825PWPR?qs=L4ss%2FyqpMWRQV%252B0JWK8r%2F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XF101ELL201MK25S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GXF101ELL201MK25S</text:p>
          </table:table-cell>
          <table:table-cell office:value-type="string" calcext:value-type="string">
            <text:p>Aluminum Electrolytic Capacitors - Radial Leaded 200uF 100 Volts 20%</text:p>
          </table:table-cell>
          <table:table-cell office:value-type="float" office:value="2.41" calcext:value-type="float">
            <text:p>2.41</text:p>
          </table:table-cell>
          <table:table-cell table:formula="of:=[.F20]*[.A20]" office:value-type="float" office:value="2.41" calcext:value-type="float">
            <text:p>2.41</text:p>
          </table:table-cell>
          <table:table-cell office:value-type="string" calcext:value-type="string">
            <text:p>https://www.mouser.com/ProductDetail/Chemi-Con/EGXF101ELL201MK25S?qs=8BXZADTIn4FXlUL9JzZ4Ow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B-U2H103JV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EXB-U2H103JV</text:p>
          </table:table-cell>
          <table:table-cell office:value-type="string" calcext:value-type="string">
            <text:p>Series/Type: Anti-Sulfurated Chip Resistor Array, Power Rating (W): 0.063, Chip Size (LxW) (mm): 3.8 X 1.6, Resistance Values (): 10000, Resistance Tolerance (%): 5, Terminal Pitch (mm): 0.5, Type of Circuit: Isolated Circuit, Number of Elements (piece): 8, T.C.R (10/K): +/-200, Number of Terminals (piece): 16</text:p>
          </table:table-cell>
          <table:table-cell office:value-type="float" office:value="0.41" calcext:value-type="float">
            <text:p>0.41</text:p>
          </table:table-cell>
          <table:table-cell table:formula="of:=[.F21]*[.A21]" office:value-type="float" office:value="0.41" calcext:value-type="float">
            <text:p>0.41</text:p>
          </table:table-cell>
          <table:table-cell office:value-type="string" calcext:value-type="string">
            <text:p>https://www.mouser.com/ProductDetail/Panasonic/EXB-U2H103JV?qs=Z3CaLxJiOJJ7jC1v10U%2Fjw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RN2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4x 10k Resistor Network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https://www.mouser.com/ProductDetail/Bourns/CAT16-103J4LF?qs=yksRZAkH7gsi20GVw368r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 2x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3X2FEMALE</text:p>
          </table:table-cell>
          <table:table-cell table:number-columns-repeated="2"/>
          <table:table-cell table:formula="of:=[.F23]*[.A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T-0011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RT-00119</text:p>
          </table:table-cell>
          <table:table-cell office:value-type="string" calcext:value-type="string">
            <text:p>SparkFun Accessories DC Barrel Power Jack/Connector</text:p>
          </table:table-cell>
          <table:table-cell office:value-type="float" office:value="1.25" calcext:value-type="float">
            <text:p>1.25</text:p>
          </table:table-cell>
          <table:table-cell table:formula="of:=[.F24]*[.A24]" office:value-type="float" office:value="1.25" calcext:value-type="float">
            <text:p>1.25</text:p>
          </table:table-cell>
          <table:table-cell office:value-type="string" calcext:value-type="string">
            <text:p>https://www.mouser.com/ProductDetail/SparkFun/PRT-00119?qs=WyAARYrbSnbnQpS9xf%252Bx5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S645SH952LF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TS645SH952LFS</text:p>
          </table:table-cell>
          <table:table-cell office:value-type="string" calcext:value-type="string">
            <text:p>SWITCH TACTILE SPST-NO 0.05A 12V</text:p>
          </table:table-cell>
          <table:table-cell office:value-type="float" office:value="0.23" calcext:value-type="float">
            <text:p>0.23</text:p>
          </table:table-cell>
          <table:table-cell table:formula="of:=[.F25]*[.A25]" office:value-type="float" office:value="0.23" calcext:value-type="float">
            <text:p>0.23</text:p>
          </table:table-cell>
          <table:table-cell office:value-type="string" calcext:value-type="string">
            <text:p>https://www.mouser.com/ProductDetail/CK/PTS645SH952LFS?qs=FQH5YrIbzh%252B2bZJSGdqIFg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_BOARD_B+_HD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SPI_BOARD_B+_HD</text:p>
          </table:table-cell>
          <table:table-cell/>
          <table:table-cell office:value-type="float" office:value="1.94" calcext:value-type="float">
            <text:p>1.94</text:p>
          </table:table-cell>
          <table:table-cell table:formula="of:=[.F26]*[.A26]" office:value-type="float" office:value="1.94" calcext:value-type="float">
            <text:p>1.94</text:p>
          </table:table-cell>
          <table:table-cell office:value-type="string" calcext:value-type="string">
            <text:p>https://www.mouser.com/ProductDetail/SparkFun/PRT-16763?qs=W%2FMpXkg%252BdQ5xeCq%2FGKjnl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K73B2BTTD105J</text:p>
          </table:table-cell>
          <table:table-cell office:value-type="string" calcext:value-type="string">
            <text:p>R7, R12</text:p>
          </table:table-cell>
          <table:table-cell office:value-type="string" calcext:value-type="string">
            <text:p>RK73B2BTTD105J</text:p>
          </table:table-cell>
          <table:table-cell office:value-type="string" calcext:value-type="string">
            <text:p>Thick Film Resistors - SMD 1/4watts 1Mohms 5%</text:p>
          </table:table-cell>
          <table:table-cell office:value-type="float" office:value="0.1" calcext:value-type="float">
            <text:p>0.1</text:p>
          </table:table-cell>
          <table:table-cell table:formula="of:=[.F27]*[.A27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KOA-Speer/RK73B2BTTD105J?qs=R%2FhS%252B3qKYyBMnZWhPzrWS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001-500-08BE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B001-500-08BE</text:p>
          </table:table-cell>
          <table:table-cell office:value-type="string" calcext:value-type="string">
            <text:p>Fixed Terminal Blocks Terminal block, screw type, 5.00 , horizontal, 8 poles, CUI Blue, slotted screw, PCB mount</text:p>
          </table:table-cell>
          <table:table-cell office:value-type="float" office:value="1.29" calcext:value-type="float">
            <text:p>1.29</text:p>
          </table:table-cell>
          <table:table-cell table:formula="of:=[.F28]*[.A28]" office:value-type="float" office:value="1.29" calcext:value-type="float">
            <text:p>1.29</text:p>
          </table:table-cell>
          <table:table-cell office:value-type="string" calcext:value-type="string">
            <text:p>https://www.mouser.com/ProductDetail/CUI-Devices/TB001-500-04BE?qs=sGAEpiMZZMvPvGwLNS671%2FDanv8Jav069PcwEhIPpV%2FKDAlU5ICbUA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33X-2-103G</text:p>
          </table:table-cell>
          <table:table-cell office:value-type="string" calcext:value-type="string">
            <text:p>VR3, VR4</text:p>
          </table:table-cell>
          <table:table-cell office:value-type="string" calcext:value-type="string">
            <text:p>TC33X-2-103G</text:p>
          </table:table-cell>
          <table:table-cell office:value-type="string" calcext:value-type="string">
            <text:p>Trimmer Resistors - SMD 3MM 10KOHMS 25% 0.1WATT OPEN FRM</text:p>
          </table:table-cell>
          <table:table-cell office:value-type="float" office:value="0.28" calcext:value-type="float">
            <text:p>0.28</text:p>
          </table:table-cell>
          <table:table-cell table:formula="of:=[.F29]*[.A29]" office:value-type="float" office:value="0.56" calcext:value-type="float">
            <text:p>0.56</text:p>
          </table:table-cell>
          <table:table-cell office:value-type="string" calcext:value-type="string">
            <text:p>https://www.mouser.com/ProductDetail/Bourns/TC33X-2-103G?qs=sGAEpiMZZMtC25l1F4XBU9QhtPcWQTAND%252BnOewqJaDY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S0104EPWR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XS0104EPWR</text:p>
          </table:table-cell>
          <table:table-cell office:value-type="string" calcext:value-type="string">
            <text:p>TXS0104EPWR, Voltage Level Translator, Open Drain 1.65 <text:s/>3.6 V, 2.3 <text:s/>5.5 V 14-Pin TSSOP</text:p>
          </table:table-cell>
          <table:table-cell office:value-type="float" office:value="1.15" calcext:value-type="float">
            <text:p>1.15</text:p>
          </table:table-cell>
          <table:table-cell table:formula="of:=[.F30]*[.A30]" office:value-type="float" office:value="1.15" calcext:value-type="float">
            <text:p>1.15</text:p>
          </table:table-cell>
          <table:table-cell office:value-type="string" calcext:value-type="string">
            <text:p>https://www.mouser.com/ProductDetail/Texas-Instruments/TXS0104EPWR?qs=7kv20MEVUlglsv2MH6ZndA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0108EPWRG4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TXS0108EPWRG4</text:p>
          </table:table-cell>
          <table:table-cell office:value-type="string" calcext:value-type="string">
            <text:p>Translation - Voltage Levels 8B Bidir Vltg-Level Translator</text:p>
          </table:table-cell>
          <table:table-cell office:value-type="float" office:value="1.53" calcext:value-type="float">
            <text:p>1.53</text:p>
          </table:table-cell>
          <table:table-cell table:formula="of:=[.F31]*[.A31]" office:value-type="float" office:value="3.06" calcext:value-type="float">
            <text:p>3.06</text:p>
          </table:table-cell>
          <table:table-cell office:value-type="string" calcext:value-type="string">
            <text:p>https://www.mouser.com/ProductDetail/595-TXS0108EPWRG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:</text:p>
          </table:table-cell>
          <table:table-cell table:formula="of:=SUM([.G2:.G31])" office:value-type="float" office:value="30.74" calcext:value-type="float">
            <text:p>30.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6:32:06.4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9T23:48:50.033000000</dc:date>
    <meta:editing-duration>PT19H21M59S</meta:editing-duration>
    <meta:editing-cycles>6</meta:editing-cycles>
    <meta:generator>LibreOffice/7.5.5.2$Windows_X86_64 LibreOffice_project/ca8fe7424262805f223b9a2334bc7181abbcbf5e</meta:generator>
    <meta:document-statistic meta:table-count="1" meta:cell-count="240" meta:object-count="0"/>
  </office:meta>
</office:document-meta>
</file>